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5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cm" fo:min-width="5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7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25cm" fo:min-width="6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cm" fo:min-width="7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cm" fo:min-width="4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3cm" fo:min-width="6.25cm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2.75cm" svg:x="2.5cm" svg:y="1.75cm">
          <text:p text:style-name="P1">Start OpenGL context and open a 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75cm" svg:height="2.5cm" svg:x="2.5cm" svg:y="6cm">
          <text:p text:style-name="P1">Load models from a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3.5cm" svg:x="2.5cm" svg:y="9.75cm">
          <text:p text:style-name="P1">Construct model object and store textures, vertices, indices for each 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2.5cm" svg:x="2.5cm" svg:y="14.75cm">
          <text:p text:style-name="P1">Enter the main rendering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6.25cm" svg:height="3.5cm" svg:x="2.25cm" svg:y="24cm">
          <text:p text:style-name="P1">Send position data to shader each model’s sh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6.25cm" svg:height="4.25cm" svg:x="12.25cm" svg:y="23.5cm">
          <text:p text:style-name="P1">Draw each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8.25cm" svg:height="4.75cm" svg:x="10.75cm" svg:y="18cm">
          <text:p text:style-name="P1">Compute collisions and calculate new positions of each model including the player, using captured user 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6.75cm" svg:height="4.5cm" svg:x="1.5cm" svg:y="18cm">
          <text:p text:style-name="P1">Process any input from th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7.5cm" svg:height="3.75cm" svg:x="10cm" svg:y="5.75cm">
          <text:p text:style-name="P1">Swap buffers and continue to next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6cm" svg:y1="4.5cm" svg:x2="5.5cm" svg:y2="6cm">
          <text:p/>
        </draw:line>
        <draw:line draw:style-name="gr11" draw:text-style-name="P2" draw:layer="layout" svg:x1="5.25cm" svg:y1="8.5cm" svg:x2="6cm" svg:y2="9.75cm">
          <text:p/>
        </draw:line>
        <draw:line draw:style-name="gr12" draw:text-style-name="P2" draw:layer="layout" svg:x1="6cm" svg:y1="13.25cm" svg:x2="5cm" svg:y2="14.75cm">
          <text:p/>
        </draw:line>
        <draw:line draw:style-name="gr13" draw:text-style-name="P2" draw:layer="layout" svg:x1="5cm" svg:y1="17.25cm" svg:x2="5cm" svg:y2="18cm">
          <text:p/>
        </draw:line>
        <draw:line draw:style-name="gr14" draw:text-style-name="P2" draw:layer="layout" svg:x1="5cm" svg:y1="22.5cm" svg:x2="5.5cm" svg:y2="24cm">
          <text:p/>
        </draw:line>
        <draw:line draw:style-name="gr15" draw:text-style-name="P2" draw:layer="layout" svg:x1="15cm" svg:y1="18cm" svg:x2="15.25cm" svg:y2="16.5cm">
          <text:p/>
        </draw:line>
        <draw:line draw:style-name="gr16" draw:text-style-name="P2" draw:layer="layout" svg:x1="13.5cm" svg:y1="9.5cm" svg:x2="7.5cm" svg:y2="16cm">
          <text:p/>
        </draw:line>
        <draw:custom-shape draw:style-name="gr17" draw:text-style-name="P1" draw:layer="layout" svg:width="9cm" svg:height="5.5cm" svg:x="10.75cm" svg:y="11cm">
          <text:p text:style-name="P1">Check if menu is open or if game is clos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text-style-name="P2" draw:layer="layout" svg:x1="15.25cm" svg:y1="11cm" svg:x2="15.25cm" svg:y2="9.5cm">
          <text:p/>
        </draw:line>
        <draw:custom-shape draw:style-name="gr19" draw:text-style-name="P1" draw:layer="layout" svg:width="6.75cm" svg:height="3.25cm" svg:x="13cm" svg:y="1.5cm">
          <text:p text:style-name="P1">Exit to menu or quit game 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2" draw:layer="layout" svg:x1="19.75cm" svg:y1="13.75cm" svg:x2="18cm" svg:y2="4.75cm">
          <text:p/>
        </draw:line>
        <draw:frame draw:style-name="gr21" draw:text-style-name="P3" draw:layer="layout" svg:width="2.25cm" svg:height="1cm" svg:x="14cm" svg:y="10cm">
          <draw:text-box>
            <text:p>No</text:p>
          </draw:text-box>
        </draw:frame>
        <draw:frame draw:style-name="gr22" draw:text-style-name="P3" draw:layer="layout" svg:width="2.25cm" svg:height="1.25cm" svg:x="17.75cm" svg:y="9.75cm">
          <draw:text-box>
            <text:p>Yes</text:p>
          </draw:text-box>
        </draw:frame>
        <draw:line draw:style-name="gr23" draw:text-style-name="P2" draw:layer="layout" svg:x1="8.5cm" svg:y1="25.75cm" svg:x2="12.25cm" svg:y2="25.75cm">
          <text:p/>
        </draw:line>
        <draw:line draw:style-name="gr24" draw:text-style-name="P2" draw:layer="layout" svg:x1="15.25cm" svg:y1="23.5cm" svg:x2="15.5cm" svg:y2="22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0:38:14.208661772</meta:creation-date>
    <dc:date>2023-07-05T11:25:09.488585714</dc:date>
    <meta:editing-duration>PT47M21S</meta:editing-duration>
    <meta:editing-cycles>1</meta:editing-cycles>
    <meta:document-statistic meta:object-count="24"/>
    <meta:generator>LibreOffice/7.5.2.2$Linux_X86_64 LibreOffice_project/50$Build-2</meta:generator>
  </office:meta>
</office:document-meta>
</file>